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avg" table:style-name="ta1">
        <table:shapes>
          <draw:frame draw:z-index="0" draw:style-name="gr1" draw:text-style-name="P1" svg:width="453.51pt" svg:height="255.09pt" svg:x="284.4pt" svg:y="2.83pt">
            <loext:p draw:notify-on-update-of-ranges="sum_avg.C1:sum_avg.C100 sum_avg.D1:sum_avg.D100 sum_avg.C1:sum_avg.C100 sum_avg.E1:sum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7.5236074099992" calcext:value-type="float">
            <text:p>7.523607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8.1157191758628" calcext:value-type="float">
            <text:p>8.11571917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7.7288432323238" calcext:value-type="float">
            <text:p>7.72884323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8.3623223026795" calcext:value-type="float">
            <text:p>8.3623223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9.0424421405185" calcext:value-type="float">
            <text:p>9.04244214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8.5814814960842" calcext:value-type="float">
            <text:p>8.58148149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8.3476173874104" calcext:value-type="float">
            <text:p>8.34761738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7.9224845096481" calcext:value-type="float">
            <text:p>7.92248450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7.8304681006722" calcext:value-type="float">
            <text:p>7.8304681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8.1232334935959" calcext:value-type="float">
            <text:p>8.12323349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7.7343167491947" calcext:value-type="float">
            <text:p>7.73431674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7.2441799436425" calcext:value-type="float">
            <text:p>7.24417994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7.5068027177739" calcext:value-type="float">
            <text:p>7.50680271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7.2413972530798" calcext:value-type="float">
            <text:p>7.24139725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7.8378925296196" calcext:value-type="float">
            <text:p>7.8378925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8.7913629995662" calcext:value-type="float">
            <text:p>8.79136299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7.1352601374077" calcext:value-type="float">
            <text:p>7.13526013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7.1211837466565" calcext:value-type="float">
            <text:p>7.12118374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6.7237431134138" calcext:value-type="float">
            <text:p>6.72374311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885" calcext:value-type="float">
            <text:p>1288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7.6431132009645" calcext:value-type="float">
            <text:p>7.6431132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349" calcext:value-type="float">
            <text:p>13349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7.3451611556976" calcext:value-type="float">
            <text:p>7.34516115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813" calcext:value-type="float">
            <text:p>13813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8.7201762644239" calcext:value-type="float">
            <text:p>8.72017626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277" calcext:value-type="float">
            <text:p>14277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7.8016286017758" calcext:value-type="float">
            <text:p>7.80162860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741" calcext:value-type="float">
            <text:p>14741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7.8222563496641" calcext:value-type="float">
            <text:p>7.82225634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205" calcext:value-type="float">
            <text:p>15205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7.6346044331519" calcext:value-type="float">
            <text:p>7.63460443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669" calcext:value-type="float">
            <text:p>15669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7.9123593781705" calcext:value-type="float">
            <text:p>7.91235937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133" calcext:value-type="float">
            <text:p>16133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7.5795218056066" calcext:value-type="float">
            <text:p>7.57952180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597" calcext:value-type="float">
            <text:p>16597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8.2132095711548" calcext:value-type="float">
            <text:p>8.21320957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061" calcext:value-type="float">
            <text:p>17061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7.9667506264183" calcext:value-type="float">
            <text:p>7.96675062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543" calcext:value-type="float">
            <text:p>18543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7.3045978295571" calcext:value-type="float">
            <text:p>7.3045978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009" calcext:value-type="float">
            <text:p>19009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8.2426880895091" calcext:value-type="float">
            <text:p>8.24268808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473" calcext:value-type="float">
            <text:p>19473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8.7319183756521" calcext:value-type="float">
            <text:p>8.73191837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937" calcext:value-type="float">
            <text:p>19937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7.3780530187484" calcext:value-type="float">
            <text:p>7.37805301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401" calcext:value-type="float">
            <text:p>20401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7.7575894936463" calcext:value-type="float">
            <text:p>7.75758949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865" calcext:value-type="float">
            <text:p>20865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7.9280822401427" calcext:value-type="float">
            <text:p>7.92808224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329" calcext:value-type="float">
            <text:p>21329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7.6153876974059" calcext:value-type="float">
            <text:p>7.61538769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793" calcext:value-type="float">
            <text:p>21793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7.6014827828345" calcext:value-type="float">
            <text:p>7.60148278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257" calcext:value-type="float">
            <text:p>22257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7.298669089968" calcext:value-type="float">
            <text:p>7.298669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721" calcext:value-type="float">
            <text:p>22721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8.5675384426045" calcext:value-type="float">
            <text:p>8.56753844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185" calcext:value-type="float">
            <text:p>23185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8.1793705399911" calcext:value-type="float">
            <text:p>8.179370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638" calcext:value-type="float">
            <text:p>25638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7.2388626129109" calcext:value-type="float">
            <text:p>7.23886261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6863" calcext:value-type="float">
            <text:p>26863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8.0718559027818" calcext:value-type="float">
            <text:p>8.07185590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327" calcext:value-type="float">
            <text:p>27327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7.7353054313325" calcext:value-type="float">
            <text:p>7.73530543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791" calcext:value-type="float">
            <text:p>27791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8.1158938079618" calcext:value-type="float">
            <text:p>8.1158938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255" calcext:value-type="float">
            <text:p>28255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8.5947463283446" calcext:value-type="float">
            <text:p>8.59474632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719" calcext:value-type="float">
            <text:p>28719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8.5102221996522" calcext:value-type="float">
            <text:p>8.51022219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183" calcext:value-type="float">
            <text:p>29183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7.5419837708084" calcext:value-type="float">
            <text:p>7.54198377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647" calcext:value-type="float">
            <text:p>29647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7.795584555137" calcext:value-type="float">
            <text:p>7.79558455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111" calcext:value-type="float">
            <text:p>30111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8.4400783106662" calcext:value-type="float">
            <text:p>8.4400783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575" calcext:value-type="float">
            <text:p>30575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6.5782572152047" calcext:value-type="float">
            <text:p>6.57825721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039" calcext:value-type="float">
            <text:p>31039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7.2824634609123" calcext:value-type="float">
            <text:p>7.28246346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503" calcext:value-type="float">
            <text:p>31503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7.5541085762251" calcext:value-type="float">
            <text:p>7.55410857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967" calcext:value-type="float">
            <text:p>31967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7.263758512109" calcext:value-type="float">
            <text:p>7.26375851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431" calcext:value-type="float">
            <text:p>32431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7.6215620628232" calcext:value-type="float">
            <text:p>7.62156206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895" calcext:value-type="float">
            <text:p>32895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8.0043575847737" calcext:value-type="float">
            <text:p>8.00435758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359" calcext:value-type="float">
            <text:p>33359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7.6219089329002" calcext:value-type="float">
            <text:p>7.62190893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823" calcext:value-type="float">
            <text:p>33823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8.1811353442245" calcext:value-type="float">
            <text:p>8.18113534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287" calcext:value-type="float">
            <text:p>34287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7.6128060477304" calcext:value-type="float">
            <text:p>7.61280604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751" calcext:value-type="float">
            <text:p>34751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7.6889273774767" calcext:value-type="float">
            <text:p>7.68892737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267" calcext:value-type="float">
            <text:p>36267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8.1006932480441" calcext:value-type="float">
            <text:p>8.1006932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761" calcext:value-type="float">
            <text:p>36761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7.7163796773776" calcext:value-type="float">
            <text:p>7.71637967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225" calcext:value-type="float">
            <text:p>37225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8.480429911213" calcext:value-type="float">
            <text:p>8.48042991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689" calcext:value-type="float">
            <text:p>37689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7.8283754039235" calcext:value-type="float">
            <text:p>7.8283754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153" calcext:value-type="float">
            <text:p>38153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8.2140744204051" calcext:value-type="float">
            <text:p>8.21407442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617" calcext:value-type="float">
            <text:p>38617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7.4272632224769" calcext:value-type="float">
            <text:p>7.42726322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081" calcext:value-type="float">
            <text:p>39081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8.5926275334188" calcext:value-type="float">
            <text:p>8.59262753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545" calcext:value-type="float">
            <text:p>39545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7.8381243571075" calcext:value-type="float">
            <text:p>7.83812435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009" calcext:value-type="float">
            <text:p>40009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8.1069339275748" calcext:value-type="float">
            <text:p>8.10693392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473" calcext:value-type="float">
            <text:p>40473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7.9756788167295" calcext:value-type="float">
            <text:p>7.97567881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937" calcext:value-type="float">
            <text:p>40937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8.5175678634213" calcext:value-type="float">
            <text:p>8.51756786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401" calcext:value-type="float">
            <text:p>41401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8.0867985090401" calcext:value-type="float">
            <text:p>8.0867985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865" calcext:value-type="float">
            <text:p>41865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8.6261614526159" calcext:value-type="float">
            <text:p>8.62616145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329" calcext:value-type="float">
            <text:p>42329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7.9166574483886" calcext:value-type="float">
            <text:p>7.91665744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793" calcext:value-type="float">
            <text:p>42793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7.3014947882445" calcext:value-type="float">
            <text:p>7.3014947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257" calcext:value-type="float">
            <text:p>43257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7.6769401743635" calcext:value-type="float">
            <text:p>7.67694017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721" calcext:value-type="float">
            <text:p>43721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7.8367672392932" calcext:value-type="float">
            <text:p>7.83676723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185" calcext:value-type="float">
            <text:p>44185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8.2087601958693" calcext:value-type="float">
            <text:p>8.20876019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649" calcext:value-type="float">
            <text:p>44649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8.5552038510378" calcext:value-type="float">
            <text:p>8.5552038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113" calcext:value-type="float">
            <text:p>45113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7.8834413480986" calcext:value-type="float">
            <text:p>7.88344134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577" calcext:value-type="float">
            <text:p>45577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7.6783639785628" calcext:value-type="float">
            <text:p>7.67836397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041" calcext:value-type="float">
            <text:p>46041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7.9913507569607" calcext:value-type="float">
            <text:p>7.9913507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296" calcext:value-type="float">
            <text:p>48296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7.9949115562546" calcext:value-type="float">
            <text:p>7.99491155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521" calcext:value-type="float">
            <text:p>49521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8.3420569724148" calcext:value-type="float">
            <text:p>8.34205697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85" calcext:value-type="float">
            <text:p>49985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7.9420868166722" calcext:value-type="float">
            <text:p>7.94208681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449" calcext:value-type="float">
            <text:p>50449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7.9781773103685" calcext:value-type="float">
            <text:p>7.97817731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913" calcext:value-type="float">
            <text:p>50913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7.7022303717977" calcext:value-type="float">
            <text:p>7.70223037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377" calcext:value-type="float">
            <text:p>51377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7.5916779866958" calcext:value-type="float">
            <text:p>7.59167798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841" calcext:value-type="float">
            <text:p>51841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8.2378918853798" calcext:value-type="float">
            <text:p>8.23789188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305" calcext:value-type="float">
            <text:p>52305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8.1643246795901" calcext:value-type="float">
            <text:p>8.16432467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827" calcext:value-type="float">
            <text:p>53827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8.1053709646511" calcext:value-type="float">
            <text:p>8.10537096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293" calcext:value-type="float">
            <text:p>54293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7.9522398524037" calcext:value-type="float">
            <text:p>7.95223985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757" calcext:value-type="float">
            <text:p>54757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7.7876196880844" calcext:value-type="float">
            <text:p>7.78761968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221" calcext:value-type="float">
            <text:p>55221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8.0557691274524" calcext:value-type="float">
            <text:p>8.05576912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685" calcext:value-type="float">
            <text:p>55685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7.8516290537009" calcext:value-type="float">
            <text:p>7.85162905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149" calcext:value-type="float">
            <text:p>56149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8.4513656404434" calcext:value-type="float">
            <text:p>8.45136564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613" calcext:value-type="float">
            <text:p>56613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8.1623647619678" calcext:value-type="float">
            <text:p>8.1623647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077" calcext:value-type="float">
            <text:p>57077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8.2997927736668" calcext:value-type="float">
            <text:p>8.29979277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541" calcext:value-type="float">
            <text:p>57541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8.2164684254153" calcext:value-type="float">
            <text:p>8.21646842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005" calcext:value-type="float">
            <text:p>58005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8.0203035256502" calcext:value-type="float">
            <text:p>8.02030352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469" calcext:value-type="float">
            <text:p>58469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8.7606231874154" calcext:value-type="float">
            <text:p>8.760623187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2:10:09.439802184</dc:date>
    <meta:editing-duration>PT58S</meta:editing-duration>
    <meta:editing-cycles>1</meta:editing-cycles>
    <meta:document-statistic meta:table-count="1" meta:cell-count="5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05cm" svg:y="0.315cm" chart:style-name="ch2">
          <text:p>Sum(avg) energy generation</text:p>
        </chart:title>
        <chart:subtitle svg:x="5.254cm" svg:y="1.286cm" chart:style-name="ch3">
          <text:p>system overview - hidden alert</text:p>
        </chart:subtitle>
        <chart:legend chart:legend-position="end" svg:x="13.114cm" svg:y="3.925cm" style:legend-expansion="high" chart:style-name="ch4"/>
        <chart:plot-area chart:style-name="ch5" table:cell-range-address="sum_avg.C1:sum_avg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avg.D1:sum_avg.D100" loext:label-string="sumavg" chart:class="chart:scatter">
            <chart:domain table:cell-range-address="sum_avg.C1:sum_avg.C100"/>
            <chart:data-point chart:repeated="100"/>
          </chart:series>
          <chart:series chart:style-name="ch9" chart:values-cell-range-address="sum_avg.E1:sum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avg.C1:sum_avg.C100</svg:desc>
                </draw:g>
              </table:table-cell>
              <table:table-cell office:value-type="float" office:value="7.5236074099992">
                <text:p>7.5236074099992</text:p>
                <draw:g>
                  <svg:desc>sum_avg.D1:sum_avg.D100</svg:desc>
                </draw:g>
              </table:table-cell>
              <table:table-cell office:value-type="float" office:value="25">
                <text:p>25</text:p>
                <draw:g>
                  <svg:desc>sum_avg.E1:sum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8.1157191758628">
                <text:p>8.11571917586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7.7288432323238">
                <text:p>7.72884323232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8.3623223026795">
                <text:p>8.36232230267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9.0424421405185">
                <text:p>9.04244214051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8.5814814960842">
                <text:p>8.58148149608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8.3476173874104">
                <text:p>8.34761738741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7.9224845096481">
                <text:p>7.9224845096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7.8304681006722">
                <text:p>7.8304681006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8.1232334935959">
                <text:p>8.12323349359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7.7343167491947">
                <text:p>7.7343167491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7.2441799436425">
                <text:p>7.24417994364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7.5068027177739">
                <text:p>7.50680271777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7.2413972530798">
                <text:p>7.24139725307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7.8378925296196">
                <text:p>7.83789252961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8.7913629995662">
                <text:p>8.79136299956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7.1352601374077">
                <text:p>7.13526013740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7.1211837466565">
                <text:p>7.1211837466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6.7237431134138">
                <text:p>6.72374311341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7.6431132009645">
                <text:p>7.64311320096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7.3451611556976">
                <text:p>7.3451611556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8.7201762644239">
                <text:p>8.7201762644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7.8016286017758">
                <text:p>7.80162860177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7.8222563496641">
                <text:p>7.82225634966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7.6346044331519">
                <text:p>7.63460443315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7.9123593781705">
                <text:p>7.91235937817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7.5795218056066">
                <text:p>7.57952180560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8.2132095711548">
                <text:p>8.21320957115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7.9667506264183">
                <text:p>7.9667506264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7.3045978295571">
                <text:p>7.30459782955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8.2426880895091">
                <text:p>8.24268808950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8.7319183756521">
                <text:p>8.73191837565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7.3780530187484">
                <text:p>7.37805301874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7.7575894936463">
                <text:p>7.75758949364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7.9280822401427">
                <text:p>7.92808224014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7.6153876974059">
                <text:p>7.61538769740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7.6014827828345">
                <text:p>7.6014827828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7.298669089968">
                <text:p>7.2986690899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8.5675384426045">
                <text:p>8.56753844260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8.1793705399911">
                <text:p>8.1793705399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7.2388626129109">
                <text:p>7.2388626129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8.0718559027818">
                <text:p>8.07185590278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7.7353054313325">
                <text:p>7.73530543133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8.1158938079618">
                <text:p>8.11589380796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8.5947463283446">
                <text:p>8.59474632834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8.5102221996522">
                <text:p>8.5102221996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7.5419837708084">
                <text:p>7.54198377080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7.795584555137">
                <text:p>7.795584555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8.4400783106662">
                <text:p>8.44007831066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6.5782572152047">
                <text:p>6.57825721520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7.2824634609123">
                <text:p>7.28246346091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7.5541085762251">
                <text:p>7.55410857622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7.263758512109">
                <text:p>7.263758512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7.6215620628232">
                <text:p>7.62156206282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8.0043575847737">
                <text:p>8.00435758477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7.6219089329002">
                <text:p>7.62190893290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8.1811353442245">
                <text:p>8.181135344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7.6128060477304">
                <text:p>7.61280604773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7.6889273774767">
                <text:p>7.68892737747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8.1006932480441">
                <text:p>8.10069324804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7.7163796773776">
                <text:p>7.7163796773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8.480429911213">
                <text:p>8.480429911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7.8283754039235">
                <text:p>7.82837540392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8.2140744204051">
                <text:p>8.21407442040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7.4272632224769">
                <text:p>7.42726322247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8.5926275334188">
                <text:p>8.59262753341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7.8381243571075">
                <text:p>7.83812435710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8.1069339275748">
                <text:p>8.10693392757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7.9756788167295">
                <text:p>7.97567881672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8.5175678634213">
                <text:p>8.5175678634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8.0867985090401">
                <text:p>8.08679850904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8.6261614526159">
                <text:p>8.6261614526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7.9166574483886">
                <text:p>7.91665744838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7.3014947882445">
                <text:p>7.30149478824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7.6769401743635">
                <text:p>7.67694017436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7.8367672392932">
                <text:p>7.83676723929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8.2087601958693">
                <text:p>8.20876019586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8.5552038510378">
                <text:p>8.55520385103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7.8834413480986">
                <text:p>7.88344134809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7.6783639785628">
                <text:p>7.67836397856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7.9913507569607">
                <text:p>7.99135075696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7.9949115562546">
                <text:p>7.99491155625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8.3420569724148">
                <text:p>8.3420569724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7.9420868166722">
                <text:p>7.9420868166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7.9781773103685">
                <text:p>7.97817731036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7.7022303717977">
                <text:p>7.7022303717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7.5916779866958">
                <text:p>7.59167798669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8.2378918853798">
                <text:p>8.23789188537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8.1643246795901">
                <text:p>8.16432467959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8.1053709646511">
                <text:p>8.10537096465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7.9522398524037">
                <text:p>7.95223985240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7.7876196880844">
                <text:p>7.78761968808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8.0557691274524">
                <text:p>8.05576912745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7.8516290537009">
                <text:p>7.85162905370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8.4513656404434">
                <text:p>8.4513656404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8.1623647619678">
                <text:p>8.16236476196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8.2997927736668">
                <text:p>8.2997927736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8.2164684254153">
                <text:p>8.21646842541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8.0203035256502">
                <text:p>8.02030352565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8.7606231874154">
                <text:p>8.7606231874154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